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9f1" officeooo:paragraph-rsid="001857fc"/>
    </style:style>
    <style:style style:name="P2" style:family="paragraph" style:parent-style-name="Standard">
      <style:text-properties officeooo:rsid="0015a34d" officeooo:paragraph-rsid="001857fc"/>
    </style:style>
    <style:style style:name="P3" style:family="paragraph" style:parent-style-name="Standard">
      <style:text-properties officeooo:rsid="0016e580" officeooo:paragraph-rsid="001857fc"/>
    </style:style>
    <style:style style:name="P4" style:family="paragraph" style:parent-style-name="Standard">
      <style:text-properties officeooo:rsid="00171e0b" officeooo:paragraph-rsid="00171e0b"/>
    </style:style>
    <style:style style:name="P5" style:family="paragraph" style:parent-style-name="Standard">
      <style:text-properties officeooo:rsid="00171e0b" officeooo:paragraph-rsid="001857fc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71e0b" officeooo:paragraph-rsid="00171e0b" style:font-weight-asian="bold" style:font-weight-complex="bold"/>
    </style:style>
    <style:style style:name="P7" style:family="paragraph" style:parent-style-name="Standard">
      <style:text-properties fo:font-weight="bold" officeooo:rsid="0019d303" officeooo:paragraph-rsid="0019d303" style:font-weight-asian="bold" style:font-weight-complex="bold"/>
    </style:style>
    <style:style style:name="P8" style:family="paragraph" style:parent-style-name="Standard">
      <style:text-properties fo:font-weight="bold" officeooo:rsid="001d9926" officeooo:paragraph-rsid="001d992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ec5e7" officeooo:paragraph-rsid="001ec5e7" style:font-weight-asian="bold" style:font-weight-complex="bold"/>
    </style:style>
    <style:style style:name="P10" style:family="paragraph" style:parent-style-name="Standard">
      <style:text-properties fo:font-weight="bold" officeooo:rsid="002161fb" officeooo:paragraph-rsid="002161fb" style:font-weight-asian="bold" style:font-weight-complex="bold"/>
    </style:style>
    <style:style style:name="P11" style:family="paragraph" style:parent-style-name="Standard">
      <style:text-properties officeooo:rsid="0018fe05" officeooo:paragraph-rsid="0018fe05"/>
    </style:style>
    <style:style style:name="P12" style:family="paragraph" style:parent-style-name="Standard">
      <style:text-properties officeooo:rsid="0019d303" officeooo:paragraph-rsid="0019d303"/>
    </style:style>
    <style:style style:name="P13" style:family="paragraph" style:parent-style-name="Standard">
      <style:text-properties officeooo:rsid="001d9926" officeooo:paragraph-rsid="001d9926"/>
    </style:style>
    <style:style style:name="P14" style:family="paragraph" style:parent-style-name="Standard">
      <style:text-properties officeooo:rsid="001fd1b8" officeooo:paragraph-rsid="001fd1b8"/>
    </style:style>
    <style:style style:name="P15" style:family="paragraph" style:parent-style-name="Standard">
      <style:text-properties officeooo:rsid="002050d5" officeooo:paragraph-rsid="002050d5"/>
    </style:style>
    <style:style style:name="P16" style:family="paragraph" style:parent-style-name="Standard">
      <style:text-properties officeooo:rsid="002161fb" officeooo:paragraph-rsid="002161fb"/>
    </style:style>
    <style:style style:name="P17" style:family="paragraph" style:parent-style-name="Standard">
      <style:paragraph-properties fo:text-align="start" style:justify-single-word="false"/>
      <style:text-properties officeooo:rsid="00171e0b" officeooo:paragraph-rsid="001857fc"/>
    </style:style>
    <style:style style:name="P18" style:family="paragraph" style:parent-style-name="Standard">
      <style:text-properties officeooo:rsid="00171e0b" officeooo:paragraph-rsid="001857fc"/>
    </style:style>
    <style:style style:name="P19" style:family="paragraph" style:parent-style-name="Standard">
      <style:text-properties officeooo:rsid="002050d5" officeooo:paragraph-rsid="002050d5"/>
    </style:style>
    <style:style style:name="P20" style:family="paragraph" style:parent-style-name="Standard">
      <style:text-properties officeooo:rsid="002161fb" officeooo:paragraph-rsid="002161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fd1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ull mode: mean</text:p>
      <text:p text:style-name="P17">RandomForest best_score: 0.960780096078 best_params: {'n_estimators': 23}</text:p>
      <text:p text:style-name="P5">Using randomized search to tune a gradient boosting classifier...</text:p>
      <text:p text:style-name="P5">GradientBoostingClassifier best_score: 0.964508496451 best_params: {'n_estimators': 119, 'learning_rate': 0.32815821385475585, 'max_depth': 7}</text:p>
      <text:p text:style-name="P1"/>
      <text:p text:style-name="P12"><text:s text:c="36"/>val <text:s text:c="8"/>train</text:p>
      <text:p text:style-name="P12">ChanceLevel_MSE <text:s text:c="15"/>0.118401 <text:s/>1.149449e-01</text:p>
      <text:p text:style-name="P12">LogisticRegression_CE <text:s text:c="9"/>0.201612 <text:s/>1.873033e-01</text:p>
      <text:p text:style-name="P12">LinearRegression_CE <text:s text:c="11"/>0.260757 <text:s/>2.267559e-01</text:p>
      <text:p text:style-name="P12">ChanceLevel_CR <text:s text:c="16"/>0.862766 <text:s/>8.674984e-01</text:p>
      <text:p text:style-name="P12">GradientBoostingClassifier_CE <text:s/>1.314995 <text:s/>9.992007e-16</text:p>
      <text:p text:style-name="P12">RandomForestClassifier_CR <text:s text:c="5"/>0.962573 <text:s/>9.994264e-01</text:p>
      <text:p text:style-name="P12">LinearRegression_CR <text:s text:c="11"/>0.909658 <text:s/>9.213451e-01</text:p>
      <text:p text:style-name="P12">GradientBoostingClassifier_CR <text:s/>0.961927 <text:s/>1.000000e+00</text:p>
      <text:p text:style-name="P12">LogisticRegression_CR <text:s text:c="9"/>0.918047 <text:s/>9.260056e-01</text:p>
      <text:p text:style-name="P12">LogisticRegression_MSE <text:s text:c="8"/>0.081953 <text:s/>7.399441e-02</text:p>
      <text:p text:style-name="P12">RandomForestClassifier_CE <text:s text:c="5"/>0.189129 <text:s/>2.874474e-02</text:p>
      <text:p text:style-name="P12">LinearRegression_MSE <text:s text:c="10"/>0.067522 <text:s/>6.245102e-02</text:p>
      <text:p text:style-name="P12"/>
      <text:p text:style-name="P5">Ridge best_score: 0.529470556588 best_params: {'alpha': 0.006925}</text:p>
      <text:p text:style-name="P5">RandomForestRegressor best_score: 0.824311702267 best_params: {'max_depth': 11}</text:p>
      <text:p text:style-name="P5">GradientBoostingRegressor best_score: 0.84072146393 best_params: {'n_estimators': 100, 'learning_rate': 0.35608492171567685, 'max_depth': 3}</text:p>
      <text:p text:style-name="P5"/>
      <text:p text:style-name="P12"><text:s text:c="40"/>val <text:s text:c="8"/>train</text:p>
      <text:p text:style-name="P12">ChanceLevel_MSE <text:s text:c="15"/>2.008118e+08 <text:s/>2.036850e+08</text:p>
      <text:p text:style-name="P12">RandomForestRegressor_MSE <text:s text:c="5"/>7.251365e+07 <text:s/>6.872168e+06</text:p>
      <text:p text:style-name="P12">Ridge_MSE <text:s text:c="21"/>1.236622e+08 <text:s/>6.739919e+07</text:p>
      <text:p text:style-name="P12">GradientBoostingRegressor_MSE <text:s/>7.321673e+07 <text:s/>2.384061e+06</text:p>
      <text:p text:style-name="P12">LinearRegression_MSE <text:s text:c="10"/>1.240163e+08 <text:s/>6.659913e+07</text:p>
      <text:p text:style-name="P2"><text:s text:c="28"/></text:p>
      <text:p text:style-name="P3">RandomForestRegressor best_score: 0.638195402073 best_params: {'max_depth': 8}</text:p>
      <text:p text:style-name="P4"/>
      <text:p text:style-name="P12"><text:s text:c="34"/>train <text:s text:c="10"/>val</text:p>
      <text:p text:style-name="P12">RandomForestRegressor_MSE <text:s/>4.053534e+06 <text:s/>1.460117e+07</text:p>
      <text:p text:style-name="P12">total_revenue_train 11015766.14</text:p>
      <text:p text:style-name="P12">total_revenue_val <text:span text:style-name="T1">3506349</text:span>.06</text:p>
      <text:p text:style-name="P12">classification: lr regression: lr</text:p>
      <text:p text:style-name="P12">e_total_revenue_train_sel 13192556.8925</text:p>
      <text:p text:style-name="P12">e_total_revenue_val_sel 4221447.46061</text:p>
      <text:p text:style-name="P12">total_revenue_train_sel 10402475.41</text:p>
      <text:p text:style-name="P12">total_revenue_val_sel <text:span text:style-name="T1">3300861</text:span>.09</text:p>
      <text:p text:style-name="P12">classification: lr regression: rid</text:p>
      <text:p text:style-name="P12">e_total_revenue_train_sel 12890822.8651</text:p>
      <text:p text:style-name="P12">e_total_revenue_val_sel 4125558.78073</text:p>
      <text:p text:style-name="P12">total_revenue_train_sel 10341084.74</text:p>
      <text:p text:style-name="P12">total_revenue_val_sel <text:span text:style-name="T1">3300042</text:span>.35</text:p>
      <text:p text:style-name="P12">classification: lr regression: rfr</text:p>
      <text:p text:style-name="P12">e_total_revenue_train_sel 11889212.1867</text:p>
      <text:p text:style-name="P12">e_total_revenue_val_sel 3921186.62686</text:p>
      <text:p text:style-name="P12">total_revenue_train_sel 10879148.4</text:p>
      <text:p text:style-name="P12">total_revenue_val_sel <text:span text:style-name="T1">3467558</text:span>.54</text:p>
      <text:p text:style-name="P12">classification: lr regression: gbr</text:p>
      <text:p text:style-name="P12">e_total_revenue_train_sel 11343739.6825</text:p>
      <text:p text:style-name="P12">e_total_revenue_val_sel 3850889.67827</text:p>
      <text:p text:style-name="P12">total_revenue_train_sel 10871185.86</text:p>
      <text:p text:style-name="P12"><text:soft-page-break/>total_revenue_val_sel <text:span text:style-name="T1">3445505</text:span>.44</text:p>
      <text:p text:style-name="P12">classification: logr regression: lr</text:p>
      <text:p text:style-name="P12">e_total_revenue_train_sel 11586698.2728</text:p>
      <text:p text:style-name="P12">e_total_revenue_val_sel 3768942.78477</text:p>
      <text:p text:style-name="P12">total_revenue_train_sel 10434594.22</text:p>
      <text:p text:style-name="P12">total_revenue_val_sel <text:span text:style-name="T1">3310336</text:span>.09</text:p>
      <text:p text:style-name="P12">classification: logr regression: rid</text:p>
      <text:p text:style-name="P12">e_total_revenue_train_sel 11509021.5368</text:p>
      <text:p text:style-name="P12">e_total_revenue_val_sel 3752567.34922</text:p>
      <text:p text:style-name="P12">total_revenue_train_sel 10353467.38</text:p>
      <text:p text:style-name="P12">total_revenue_val_sel <text:span text:style-name="T1">3319117</text:span>.85</text:p>
      <text:p text:style-name="P12">classification: logr regression: rfr</text:p>
      <text:p text:style-name="P12">e_total_revenue_train_sel 10877009.6643</text:p>
      <text:p text:style-name="P12">e_total_revenue_val_sel 3672513.71333</text:p>
      <text:p text:style-name="P12">total_revenue_train_sel 10909560.1</text:p>
      <text:p text:style-name="P12">total_revenue_val_sel <text:span text:style-name="T1">3476488</text:span>.54</text:p>
      <text:p text:style-name="P12">classification: logr regression: gbr</text:p>
      <text:p text:style-name="P12">e_total_revenue_train_sel 10532470.7909</text:p>
      <text:p text:style-name="P12">e_total_revenue_val_sel 3711786.88125</text:p>
      <text:p text:style-name="P12">total_revenue_train_sel 10908258.5</text:p>
      <text:p text:style-name="P12">total_revenue_val_sel <text:span text:style-name="T1">3456435</text:span>.44</text:p>
      <text:p text:style-name="P12">classification: rfc regression: lr</text:p>
      <text:p text:style-name="P12">e_total_revenue_train_sel 11757798.2939</text:p>
      <text:p text:style-name="P12">e_total_revenue_val_sel 3688453.54241</text:p>
      <text:p text:style-name="P12">total_revenue_train_sel 10547875.84</text:p>
      <text:p text:style-name="P12">total_revenue_val_sel <text:span text:style-name="T1">3316449</text:span>.46</text:p>
      <text:p text:style-name="P12">classification: rfc regression: rid</text:p>
      <text:p text:style-name="P12">e_total_revenue_train_sel 11715396.655</text:p>
      <text:p text:style-name="P12">e_total_revenue_val_sel 3690748.7348</text:p>
      <text:p text:style-name="P12">total_revenue_train_sel 10527796.85</text:p>
      <text:p text:style-name="P12">total_revenue_val_sel <text:span text:style-name="T1">3332249</text:span>.22</text:p>
      <text:p text:style-name="P12">classification: rfc regression: rfr</text:p>
      <text:p text:style-name="P12">e_total_revenue_train_sel 11322391.6555</text:p>
      <text:p text:style-name="P12">e_total_revenue_val_sel 3703312.8385</text:p>
      <text:p text:style-name="P12">total_revenue_train_sel 11015766.14</text:p>
      <text:p text:style-name="P12">total_revenue_val_sel <text:span text:style-name="T1">3459816</text:span>.23</text:p>
      <text:p text:style-name="P12">classification: rfc regression: gbr</text:p>
      <text:p text:style-name="P12">e_total_revenue_train_sel 11090243.9765</text:p>
      <text:p text:style-name="P12">e_total_revenue_val_sel 3673355.76275</text:p>
      <text:p text:style-name="P12">total_revenue_train_sel 11003878.14</text:p>
      <text:p text:style-name="P12">total_revenue_val_sel <text:span text:style-name="T1">3453333</text:span>.81</text:p>
      <text:p text:style-name="P12">classification: gbc regression: lr</text:p>
      <text:p text:style-name="P12">e_total_revenue_train_sel 11589893.7791</text:p>
      <text:p text:style-name="P12">e_total_revenue_val_sel 3491645.46564</text:p>
      <text:p text:style-name="P12">total_revenue_train_sel 10547875.84</text:p>
      <text:p text:style-name="P12">total_revenue_val_sel <text:span text:style-name="T1">3339816</text:span>.61</text:p>
      <text:p text:style-name="P12">classification: gbc regression: rid</text:p>
      <text:p text:style-name="P12">e_total_revenue_train_sel 11545754.5814</text:p>
      <text:p text:style-name="P12">e_total_revenue_val_sel 3480267.9334</text:p>
      <text:p text:style-name="P12">total_revenue_train_sel 10527796.85</text:p>
      <text:p text:style-name="P12">total_revenue_val_sel <text:span text:style-name="T1">3343761</text:span>.37</text:p>
      <text:p text:style-name="P7">classification: gbc regression: rfr</text:p>
      <text:p text:style-name="P12">e_total_revenue_train_sel 11227770.8737</text:p>
      <text:p text:style-name="P12">e_total_revenue_val_sel 3533415.05219</text:p>
      <text:p text:style-name="P12">total_revenue_train_sel 11015766.14</text:p>
      <text:p text:style-name="P7">total_revenue_val_sel 3486425.23</text:p>
      <text:p text:style-name="P12">classification: gbc regression: gbr</text:p>
      <text:p text:style-name="P12"><text:soft-page-break/>e_total_revenue_train_sel 11031369.4296</text:p>
      <text:p text:style-name="P12">e_total_revenue_val_sel 3554924.60429</text:p>
      <text:p text:style-name="P12">total_revenue_train_sel 11003878.14</text:p>
      <text:p text:style-name="P12">total_revenue_val_sel <text:span text:style-name="T1">3480817</text:span>.13</text:p>
      <text:p text:style-name="P12">e_total_revenue_train_sel_m3 10967444.1256</text:p>
      <text:p text:style-name="P12">e_total_revenue_val_sel_m3 3484124.30796</text:p>
      <text:p text:style-name="P12">total_revenue_train_sel_m3 10758676.39</text:p>
      <text:p text:style-name="P12">total_revenue_val_sel_m3 <text:span text:style-name="T1">3440236</text:span>.74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Null mode: zero</text:p>
      <text:p text:style-name="P13">RandomForest best_score: 0.961712196171 best_params: {'n_estimators': 37}</text:p>
      <text:p text:style-name="P13">Using randomized search to tune a gradient boosting classifier...</text:p>
      <text:p text:style-name="P13">GradientBoostingClassifier best_score: 0.96350469635 best_params: {'n_estimators': 111, 'learning_rate': 0.242745, 'max_depth': 8}</text:p>
      <text:p text:style-name="P13"/>
      <text:p text:style-name="P13"><text:s text:c="36"/>val <text:s text:c="8"/>train</text:p>
      <text:p text:style-name="P13">ChanceLevel_MSE <text:s text:c="15"/>0.118401 <text:s/>1.149449e-01</text:p>
      <text:p text:style-name="P13">LogisticRegression_CE <text:s text:c="9"/>0.201628 <text:s/>1.873065e-01</text:p>
      <text:p text:style-name="P13">LinearRegression_CE <text:s text:c="11"/>0.260780 <text:s/>2.267365e-01</text:p>
      <text:p text:style-name="P13">ChanceLevel_CR <text:s text:c="16"/>0.862766 <text:s/>8.674984e-01</text:p>
      <text:p text:style-name="P13">GradientBoostingClassifier_CE <text:s/>1.248130 <text:s/>9.992007e-16</text:p>
      <text:p text:style-name="P13">RandomForestClassifier_CR <text:s text:c="5"/><text:span text:style-name="T1">0.958701</text:span> <text:s/>9.996415e-01</text:p>
      <text:p text:style-name="P13">LinearRegression_CR <text:s text:c="11"/>0.909658 <text:s/>9.214168e-01</text:p>
      <text:p text:style-name="P13">GradientBoostingClassifier_CR <text:s/><text:span text:style-name="T1">0.963863</text:span> <text:s/>1.000000e+00</text:p>
      <text:p text:style-name="P13">LogisticRegression_CR <text:s text:c="9"/>0.918047 <text:s/>9.261490e-01</text:p>
      <text:p text:style-name="P13">LogisticRegression_MSE <text:s text:c="8"/>0.081953 <text:s/>7.385101e-02</text:p>
      <text:p text:style-name="P13">RandomForestClassifier_CE <text:s text:c="5"/>0.151702 <text:s/>2.890487e-02</text:p>
      <text:p text:style-name="P13">LinearRegression_MSE <text:s text:c="10"/>0.067525 <text:s/>6.245303e-02</text:p>
      <text:p text:style-name="P13"/>
      <text:p text:style-name="P13">Ridge best_score: 0.529581922907 best_params: {'alpha': 0.0052525}</text:p>
      <text:p text:style-name="P13">Using randomized search to tune a random forest regressor...</text:p>
      <text:p text:style-name="P13">RandomForestRegressor best_score: 0.819845497374 best_params: {'max_depth': 11}</text:p>
      <text:p text:style-name="P13">Using randomized search to tune a gradient boosting regressor...</text:p>
      <text:p text:style-name="P13">GradientBoostingRegressor best_score: 0.850553950192 best_params: {'n_estimators': 132, 'learning_rate': 0.6060324393456886, 'max_depth': 10}</text:p>
      <text:p text:style-name="P13"><text:s text:c="40"/>val <text:s text:c="8"/>train</text:p>
      <text:p text:style-name="P13">ChanceLevel_MSE <text:s text:c="15"/>2.008118e+08 <text:s/>2.036850e+08</text:p>
      <text:p text:style-name="P13">RandomForestRegressor_MSE <text:s text:c="5"/>8.460063e+07 <text:s/>7.003027e+06</text:p>
      <text:p text:style-name="P13">Ridge_MSE <text:s text:c="21"/>1.235352e+08 <text:s/>6.721799e+07</text:p>
      <text:p text:style-name="P13">GradientBoostingRegressor_MSE <text:s/>1.196793e+08 <text:s/>9.646363e-08</text:p>
      <text:p text:style-name="P13">LinearRegression_MSE <text:s text:c="10"/>1.240009e+08 <text:s/>6.659624e+07</text:p>
      <text:p text:style-name="P13"/>
      <text:p text:style-name="P13">Using randomized search to tune a random forest regressor…</text:p>
      <text:p text:style-name="P13">RandomForestRegressor best_score: 0.67410177158 best_params: {'max_depth': 20}</text:p>
      <text:p text:style-name="P13"><text:s text:c="34"/>train <text:s text:c="10"/>val</text:p>
      <text:p text:style-name="P13"><text:soft-page-break/>RandomForestRegressor_MSE <text:s/>1.810315e+06 <text:s/>1.396056e+07</text:p>
      <text:p text:style-name="P13"/>
      <text:p text:style-name="P13">total_revenue_train 11015766.14</text:p>
      <text:p text:style-name="P13">total_revenue_val <text:span text:style-name="T2">3506349</text:span>.06</text:p>
      <text:p text:style-name="P13">classification: lr regression: lr</text:p>
      <text:p text:style-name="P13">e_total_revenue_train_sel 13191195.2725</text:p>
      <text:p text:style-name="P13">e_total_revenue_val_sel 4220496.69433</text:p>
      <text:p text:style-name="P13">total_revenue_train_sel 10399715.41</text:p>
      <text:p text:style-name="P13">total_revenue_val_sel <text:span text:style-name="T1">3300861</text:span>.09</text:p>
      <text:p text:style-name="P13">classification: lr regression: rid</text:p>
      <text:p text:style-name="P13">e_total_revenue_train_sel 12926741.832</text:p>
      <text:p text:style-name="P13">e_total_revenue_val_sel 4134378.13481</text:p>
      <text:p text:style-name="P13">total_revenue_train_sel 10367260.38</text:p>
      <text:p text:style-name="P13">total_revenue_val_sel <text:span text:style-name="T1">3298522</text:span>.35</text:p>
      <text:p text:style-name="P13">classification: lr regression: rfr</text:p>
      <text:p text:style-name="P13">e_total_revenue_train_sel 12081941.5605</text:p>
      <text:p text:style-name="P13">e_total_revenue_val_sel 4104879.58028</text:p>
      <text:p text:style-name="P13">total_revenue_train_sel 10897998.4</text:p>
      <text:p text:style-name="P13">total_revenue_val_sel <text:span text:style-name="T1">3450429</text:span>.04</text:p>
      <text:p text:style-name="P13">classification: lr regression: gbr</text:p>
      <text:p text:style-name="P13">e_total_revenue_train_sel 11996047.4368</text:p>
      <text:p text:style-name="P13">e_total_revenue_val_sel 3911180.27372</text:p>
      <text:p text:style-name="P13">total_revenue_train_sel 10885670.07</text:p>
      <text:p text:style-name="P13">total_revenue_val_sel <text:span text:style-name="T1">3450019</text:span>.58</text:p>
      <text:p text:style-name="P13">classification: logr regression: lr</text:p>
      <text:p text:style-name="P13">e_total_revenue_train_sel 11580599.0016</text:p>
      <text:p text:style-name="P13">e_total_revenue_val_sel 3767761.32265</text:p>
      <text:p text:style-name="P13">total_revenue_train_sel 10434594.22</text:p>
      <text:p text:style-name="P13">total_revenue_val_sel <text:span text:style-name="T1">3306751</text:span>.09</text:p>
      <text:p text:style-name="P13">classification: logr regression: rid</text:p>
      <text:p text:style-name="P13">e_total_revenue_train_sel 11514849.4583</text:p>
      <text:p text:style-name="P13">e_total_revenue_val_sel 3753185.68357</text:p>
      <text:p text:style-name="P13">total_revenue_train_sel 10390774.26</text:p>
      <text:p text:style-name="P13">total_revenue_val_sel <text:span text:style-name="T1">3304317</text:span>.85</text:p>
      <text:p text:style-name="P13">classification: logr regression: rfr</text:p>
      <text:p text:style-name="P13">e_total_revenue_train_sel 10887083.539</text:p>
      <text:p text:style-name="P13">e_total_revenue_val_sel 3804144.7759</text:p>
      <text:p text:style-name="P13">total_revenue_train_sel 10910598.7</text:p>
      <text:p text:style-name="P13">total_revenue_val_sel <text:span text:style-name="T1">3474268</text:span>.54</text:p>
      <text:p text:style-name="P13">classification: logr regression: gbr</text:p>
      <text:p text:style-name="P13">e_total_revenue_train_sel 10990987.7214</text:p>
      <text:p text:style-name="P13">e_total_revenue_val_sel 3621523.36899</text:p>
      <text:p text:style-name="P13">total_revenue_train_sel 10909024.25</text:p>
      <text:p text:style-name="P13">total_revenue_val_sel <text:span text:style-name="T1">3457875</text:span>.08</text:p>
      <text:p text:style-name="P13">classification: rfc regression: lr</text:p>
      <text:p text:style-name="P13">e_total_revenue_train_sel 11674321.4944</text:p>
      <text:p text:style-name="P13">e_total_revenue_val_sel 3687951.36624</text:p>
      <text:p text:style-name="P13">total_revenue_train_sel 10550535.84</text:p>
      <text:p text:style-name="P13">total_revenue_val_sel <text:span text:style-name="T1">3336561</text:span>.09</text:p>
      <text:p text:style-name="P13">classification: rfc regression: rid</text:p>
      <text:p text:style-name="P13">e_total_revenue_train_sel 11640340.024</text:p>
      <text:p text:style-name="P13">e_total_revenue_val_sel 3684388.09055</text:p>
      <text:p text:style-name="P13">total_revenue_train_sel 10531846.85</text:p>
      <text:p text:style-name="P13">total_revenue_val_sel <text:span text:style-name="T1">3325767</text:span>.85</text:p>
      <text:p text:style-name="P8">classification: rfc regression: rfr</text:p>
      <text:p text:style-name="P13">e_total_revenue_train_sel 11226862.9457</text:p>
      <text:p text:style-name="P13">e_total_revenue_val_sel 3731792.57301</text:p>
      <text:p text:style-name="P13"><text:soft-page-break/>total_revenue_train_sel 11015766.14</text:p>
      <text:p text:style-name="P13">total_revenue_val_sel <text:span text:style-name="T1">3489573</text:span>.54</text:p>
      <text:p text:style-name="P13">classification: rfc regression: gbr</text:p>
      <text:p text:style-name="P13">e_total_revenue_train_sel 11208524.4637</text:p>
      <text:p text:style-name="P13">e_total_revenue_val_sel 3557821.46133</text:p>
      <text:p text:style-name="P13">total_revenue_train_sel 11015766.14</text:p>
      <text:p text:style-name="P13">total_revenue_val_sel <text:span text:style-name="T1">3476415</text:span>.08</text:p>
      <text:p text:style-name="P13">classification: gbc regression: lr</text:p>
      <text:p text:style-name="P13">e_total_revenue_train_sel 11583020.5544</text:p>
      <text:p text:style-name="P13">e_total_revenue_val_sel 3392551.09507</text:p>
      <text:p text:style-name="P13">total_revenue_train_sel 10550535.84</text:p>
      <text:p text:style-name="P13">total_revenue_val_sel <text:span text:style-name="T1">3343876</text:span>.11</text:p>
      <text:p text:style-name="P13">classification: gbc regression: rid</text:p>
      <text:p text:style-name="P13">e_total_revenue_train_sel 11546376.4298</text:p>
      <text:p text:style-name="P13">e_total_revenue_val_sel 3391866.74598</text:p>
      <text:p text:style-name="P13">total_revenue_train_sel 10531846.85</text:p>
      <text:p text:style-name="P13">total_revenue_val_sel <text:span text:style-name="T1">3335472</text:span>.87</text:p>
      <text:p text:style-name="P8">classification: gbc regression: rfr</text:p>
      <text:p text:style-name="P13">e_total_revenue_train_sel 11118957.2231</text:p>
      <text:p text:style-name="P13">e_total_revenue_val_sel 3441816.73174</text:p>
      <text:p text:style-name="P13">total_revenue_train_sel 11015766.14</text:p>
      <text:p text:style-name="P13">total_revenue_val_sel <text:span text:style-name="T1">3486153</text:span>.04</text:p>
      <text:p text:style-name="P13">classification: gbc regression: gbr</text:p>
      <text:p text:style-name="P13">e_total_revenue_train_sel 11015745.9229</text:p>
      <text:p text:style-name="P13">e_total_revenue_val_sel 3237941.58223</text:p>
      <text:p text:style-name="P13">total_revenue_train_sel 11015766.14</text:p>
      <text:p text:style-name="P13">total_revenue_val_sel <text:span text:style-name="T1">3484015</text:span>.1</text:p>
      <text:p text:style-name="P13">e_total_revenue_train_sel_m3 11412943.4458</text:p>
      <text:p text:style-name="P13">e_total_revenue_val_sel_m3 3772368.78317</text:p>
      <text:p text:style-name="P13">total_revenue_train_sel_m3 11015766.14</text:p>
      <text:p text:style-name="P13">total_revenue_val_sel_m3 <text:span text:style-name="T1">3475159</text:span>.73</text:p>
      <text:p text:style-name="P11"/>
      <text:p text:style-name="P11"/>
      <text:p text:style-name="P9"><text:span text:style-name="T3">Z</text:span>ero substitution, and no padding</text:p>
      <text:p text:style-name="P9"/>
      <text:p text:style-name="P14">RandomForest best_score: 0.962644296264 best_params: {'n_estimators': 37}</text:p>
      <text:p text:style-name="P15">GradientBoostingClassifier best_score: 0.964078296408 best_params: {'n_estimators': 102, 'learning_rate': 0.24422626017174565, 'max_depth': 10}</text:p>
      <text:p text:style-name="P15"><text:s text:c="36"/>val <text:s text:c="8"/>train</text:p>
      <text:p text:style-name="P15">ChanceLevel_MSE <text:s text:c="15"/>0.118401 <text:s/>1.149449e-01</text:p>
      <text:p text:style-name="P15">LogisticRegression_CE <text:s text:c="9"/>0.232874 <text:s/>2.147162e-01</text:p>
      <text:p text:style-name="P15">LinearRegression_CE <text:s text:c="11"/>0.308424 <text:s/>2.796171e-01</text:p>
      <text:p text:style-name="P15">ChanceLevel_CR <text:s text:c="16"/>0.862766 <text:s/>8.674984e-01</text:p>
      <text:p text:style-name="P15">GradientBoostingClassifier_CE <text:s/>1.433864 <text:s/>9.992007e-16</text:p>
      <text:p text:style-name="P15">RandomForestClassifier_CR <text:s text:c="5"/>0.959991 <text:s/>9.997849e-01</text:p>
      <text:p text:style-name="P15">LinearRegression_CR <text:s text:c="11"/>0.892665 <text:s/>9.020578e-01</text:p>
      <text:p text:style-name="P15">GradientBoostingClassifier_CR <text:s/>0.958486 <text:s/>1.000000e+00</text:p>
      <text:p text:style-name="P15">LogisticRegression_CR <text:s text:c="9"/>0.908798 <text:s/>9.151072e-01</text:p>
      <text:p text:style-name="P15">LogisticRegression_MSE <text:s text:c="8"/>0.091202 <text:s/>8.489281e-02</text:p>
      <text:p text:style-name="P15">RandomForestClassifier_CE <text:s text:c="5"/>0.141915 <text:s/>2.814237e-02</text:p>
      <text:p text:style-name="P15">LinearRegression_MSE <text:s text:c="10"/>0.073200 <text:s/>6.758881e-02</text:p>
      <text:p text:style-name="P15"/>
      <text:p text:style-name="P15">Ridge best_score: 0.515773497043 best_params: {'alpha': 0.0060844629079559905}</text:p>
      <text:p text:style-name="P15">Using randomized search to tune a random forest regressor...</text:p>
      <text:p text:style-name="P15">RandomForestRegressor best_score: 0.825384260778 best_params: {'max_depth': 11}</text:p>
      <text:p text:style-name="P15">Using randomized search to tune a gradient boosting regressor...</text:p>
      <text:p text:style-name="P15"><text:soft-page-break/>GradientBoostingRegressor best_score: 0.817736963295 best_params: {'n_estimators': 49, 'learning_rate': 0.6031240126997501, 'max_depth': 11}</text:p>
      <text:p text:style-name="P15"><text:s text:c="40"/>val <text:s text:c="8"/>train</text:p>
      <text:p text:style-name="P15">ChanceLevel_MSE <text:s text:c="15"/>2.008118e+08 <text:s/>2.036850e+08</text:p>
      <text:p text:style-name="P15">RandomForestRegressor_MSE <text:s text:c="5"/>7.486234e+07 <text:s/>6.832139e+06</text:p>
      <text:p text:style-name="P15">Ridge_MSE <text:s text:c="21"/>1.257796e+08 <text:s/>7.189083e+07</text:p>
      <text:p text:style-name="P15">GradientBoostingRegressor_MSE <text:s/>1.046731e+08 <text:s/>1.977664e-04</text:p>
      <text:p text:style-name="P15">LinearRegression_MSE <text:s text:c="10"/>1.255672e+08 <text:s/>7.154887e+07</text:p>
      <text:p text:style-name="P15"/>
      <text:p text:style-name="P15"/>
      <text:p text:style-name="P15">RandomForestRegressor best_score: 0.682138106606 best_params: {'max_depth': 15}</text:p>
      <text:p text:style-name="P15"><text:s text:c="34"/>train <text:s text:c="10"/>val</text:p>
      <text:p text:style-name="P15">RandomForestRegressor_MSE <text:s/>2.008190e+06 <text:s/>1.310001e+07</text:p>
      <text:p text:style-name="P15">total_revenue_train 11015766.14</text:p>
      <text:p text:style-name="P15">total_revenue_val 3506349.06</text:p>
      <text:p text:style-name="P15">classification: lr regression: lr</text:p>
      <text:p text:style-name="P15">e_total_revenue_train_sel 12496808.2107</text:p>
      <text:p text:style-name="P15">e_total_revenue_val_sel 4110032.09697</text:p>
      <text:p text:style-name="P15">total_revenue_train_sel 10038032.52</text:p>
      <text:p text:style-name="P15">total_revenue_val_sel <text:span text:style-name="T1">3139094</text:span>.43</text:p>
      <text:p text:style-name="P15">classification: lr regression: rid</text:p>
      <text:p text:style-name="P15">e_total_revenue_train_sel 12304672.1536</text:p>
      <text:p text:style-name="P15">e_total_revenue_val_sel 4051315.34895</text:p>
      <text:p text:style-name="P15">total_revenue_train_sel 10143040.7</text:p>
      <text:p text:style-name="P15">total_revenue_val_sel <text:span text:style-name="T1">3174276</text:span>.33</text:p>
      <text:p text:style-name="P15">classification: lr regression: rfr</text:p>
      <text:p text:style-name="P15">e_total_revenue_train_sel 10822317.3933</text:p>
      <text:p text:style-name="P15">e_total_revenue_val_sel 3730031.92552</text:p>
      <text:p text:style-name="P15">total_revenue_train_sel 10719733.2</text:p>
      <text:p text:style-name="P15">total_revenue_val_sel <text:span text:style-name="T1">3432589</text:span>.04</text:p>
      <text:p text:style-name="P15">classification: lr regression: gbr</text:p>
      <text:p text:style-name="P15">e_total_revenue_train_sel 11437942.0762</text:p>
      <text:p text:style-name="P15">e_total_revenue_val_sel 3883965.14373</text:p>
      <text:p text:style-name="P15">total_revenue_train_sel 10722902.33</text:p>
      <text:p text:style-name="P15">total_revenue_val_sel <text:span text:style-name="T1">3423813</text:span>.07</text:p>
      <text:p text:style-name="P15"/>
      <text:p text:style-name="P15">classification: logr regression: lr</text:p>
      <text:p text:style-name="P15">e_total_revenue_train_sel 11352554.1205</text:p>
      <text:p text:style-name="P15">e_total_revenue_val_sel 3806860.47171</text:p>
      <text:p text:style-name="P15">total_revenue_train_sel 10114174.51</text:p>
      <text:p text:style-name="P15">total_revenue_val_sel <text:span text:style-name="T1">3151031</text:span>.68</text:p>
      <text:p text:style-name="P15">classification: logr regression: rid</text:p>
      <text:p text:style-name="P15">e_total_revenue_train_sel 11287940.0947</text:p>
      <text:p text:style-name="P15">e_total_revenue_val_sel 3791227.31912</text:p>
      <text:p text:style-name="P15">total_revenue_train_sel 10214515.89</text:p>
      <text:p text:style-name="P15">total_revenue_val_sel <text:span text:style-name="T1">3183409</text:span>.08</text:p>
      <text:p text:style-name="P16">classification: logr regression: rfr</text:p>
      <text:p text:style-name="P16">e_total_revenue_train_sel 10456315.5221</text:p>
      <text:p text:style-name="P16">e_total_revenue_val_sel 3693151.18754</text:p>
      <text:p text:style-name="P16">total_revenue_train_sel 10838259.7</text:p>
      <text:p text:style-name="P16">total_revenue_val_sel <text:span text:style-name="T1">3453189</text:span>.04</text:p>
      <text:p text:style-name="P16">classification: logr regression: gbr</text:p>
      <text:p text:style-name="P16">e_total_revenue_train_sel 10797246.1664</text:p>
      <text:p text:style-name="P16">e_total_revenue_val_sel 3752174.16914</text:p>
      <text:p text:style-name="P16">total_revenue_train_sel 10860078.72</text:p>
      <text:p text:style-name="P16">total_revenue_val_sel <text:span text:style-name="T1">3445794</text:span>.25</text:p>
      <text:p text:style-name="P16"/>
      <text:p text:style-name="P16"><text:soft-page-break/>classification: rfc regression: lr</text:p>
      <text:p text:style-name="P16">e_total_revenue_train_sel 11584893.1719</text:p>
      <text:p text:style-name="P16">e_total_revenue_val_sel 3715417.77876</text:p>
      <text:p text:style-name="P16">total_revenue_train_sel 10522328.44</text:p>
      <text:p text:style-name="P16">total_revenue_val_sel <text:span text:style-name="T1">3298210</text:span>.3</text:p>
      <text:p text:style-name="P16">classification: rfc regression: rid</text:p>
      <text:p text:style-name="P16">e_total_revenue_train_sel 11551791.6409</text:p>
      <text:p text:style-name="P16">e_total_revenue_val_sel 3707393.52662</text:p>
      <text:p text:style-name="P16">total_revenue_train_sel 10539970.24</text:p>
      <text:p text:style-name="P16">total_revenue_val_sel <text:span text:style-name="T1">3306715</text:span>.3</text:p>
      <text:p text:style-name="P10">classification: rfc regression: rfr</text:p>
      <text:p text:style-name="P16">e_total_revenue_train_sel 11156945.1628</text:p>
      <text:p text:style-name="P16">e_total_revenue_val_sel 3641152.6363</text:p>
      <text:p text:style-name="P16">total_revenue_train_sel 11015766.14</text:p>
      <text:p text:style-name="P16">total_revenue_val_sel <text:span text:style-name="T1">3496653</text:span>.3</text:p>
      <text:p text:style-name="P16">classification: rfc regression: gbr</text:p>
      <text:p text:style-name="P16">e_total_revenue_train_sel 11191686.9009</text:p>
      <text:p text:style-name="P16">e_total_revenue_val_sel 3558383.20096</text:p>
      <text:p text:style-name="P16">total_revenue_train_sel 11015766.14</text:p>
      <text:p text:style-name="P16">total_revenue_val_sel <text:span text:style-name="T1">3483298</text:span>.04</text:p>
      <text:p text:style-name="P16"/>
      <text:p text:style-name="P16">classification: gbc regression: lr</text:p>
      <text:p text:style-name="P16">e_total_revenue_train_sel 11462425.5443</text:p>
      <text:p text:style-name="P16">e_total_revenue_val_sel 3340615.53251</text:p>
      <text:p text:style-name="P16">total_revenue_train_sel 10522328.44</text:p>
      <text:p text:style-name="P16">total_revenue_val_sel <text:span text:style-name="T1">3279700</text:span>.3</text:p>
      <text:p text:style-name="P16">classification: gbc regression: rid</text:p>
      <text:p text:style-name="P16">e_total_revenue_train_sel 11432007.8512</text:p>
      <text:p text:style-name="P16">e_total_revenue_val_sel 3342182.27131</text:p>
      <text:p text:style-name="P16">total_revenue_train_sel 10539970.24</text:p>
      <text:p text:style-name="P16">total_revenue_val_sel <text:span text:style-name="T1">3290045</text:span>.3</text:p>
      <text:p text:style-name="P16">classification: gbc regression: rfr</text:p>
      <text:p text:style-name="P16">e_total_revenue_train_sel 11097082.8266</text:p>
      <text:p text:style-name="P16">e_total_revenue_val_sel 3438705.62669</text:p>
      <text:p text:style-name="P16">total_revenue_train_sel 11015766.14</text:p>
      <text:p text:style-name="P16">total_revenue_val_sel <text:span text:style-name="T1">3467779</text:span>.21</text:p>
      <text:p text:style-name="P16">classification: gbc regression: gbr</text:p>
      <text:p text:style-name="P16">e_total_revenue_train_sel 11015814.3193</text:p>
      <text:p text:style-name="P16">e_total_revenue_val_sel 3240257.78628</text:p>
      <text:p text:style-name="P16">total_revenue_train_sel 11015766.14</text:p>
      <text:p text:style-name="P16">total_revenue_val_sel <text:span text:style-name="T1">3467943</text:span>.04</text:p>
      <text:p text:style-name="P16"/>
      <text:p text:style-name="P16">e_total_revenue_train_sel_m3 11201069.521</text:p>
      <text:p text:style-name="P16">e_total_revenue_val_sel_m3 3740019.59054</text:p>
      <text:p text:style-name="P16">total_revenue_train_sel_m3 11007397.14</text:p>
      <text:p text:style-name="P16">total_revenue_val_sel_m3 <text:span text:style-name="T1">3462649</text:span>.21</text:p>
      <text:p text:style-name="P16"><text:s text:c="1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4:31:37.931158763</meta:creation-date>
    <dc:date>2018-08-24T19:00:21.869314379</dc:date>
    <meta:editing-duration>PT1H11M3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7" meta:paragraph-count="351" meta:word-count="998" meta:character-count="14939" meta:non-whitespace-character-count="13223"/>
  </office:meta>
</office:document-meta>
</file>